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Normal_32_4" style:data-style-name="N0">
      <style:table-cell-properties style:vertical-align="middle" fo:background-color="#ED7D31"/>
      <style:text-properties style:font-name="Arial Narrow" style:font-name-asian="Arial Narrow" style:font-name-complex="Arial Narrow"/>
    </style:style>
    <style:style style:name="ce5" style:family="table-cell" style:parent-style-name="Normal_32_4" style:data-style-name="N0">
      <style:table-cell-properties style:vertical-align="middle" fo:background-color="#70AD47"/>
      <style:text-properties style:font-name="Arial Narrow" style:font-name-asian="Arial Narrow" style:font-name-complex="Arial Narrow"/>
    </style:style>
    <style:style style:name="ce6" style:family="table-cell" style:parent-style-name="Normal_32_4" style:data-style-name="N0">
      <style:table-cell-properties style:vertical-align="middle" fo:background-color="transparent"/>
      <style:text-properties style:font-name="Arial Narrow" style:font-name-asian="Arial Narrow" style:font-name-complex="Arial Narrow"/>
    </style:style>
    <style:style style:name="ce7" style:family="table-cell" style:parent-style-name="Default" style:data-style-name="N0">
      <style:table-cell-properties style:vertical-align="middle" fo:wrap-option="wrap" fo:background-color="transparent"/>
      <style:text-properties style:font-name="Bookman Old Style" style:font-name-asian="Bookman Old Style" style:font-name-complex="Bookman Old Style" style:font-family-generic="roman"/>
    </style:style>
    <style:style style:name="ce8" style:family="table-cell" style:parent-style-name="Default" style:data-style-name="N0">
      <style:table-cell-properties style:vertical-align="top" fo:background-color="#FFFF00"/>
      <style:text-properties style:font-name="Arial Narrow" style:font-name-asian="Arial Narrow" style:font-name-complex="Arial Narrow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top" fo:background-color="#FFFF00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top" fo:background-color="#92D050"/>
      <style:text-properties fo:color="#FF0000" style:font-name="Arial Narrow" style:font-name-asian="Arial Narrow" style:font-name-complex="Arial Narrow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top" fo:background-color="#92D050"/>
      <style:text-properties style:font-name="Arial Narrow" style:font-name-asian="Arial Narrow" style:font-name-complex="Arial Narrow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wrap-option="wrap"/>
      <style:text-properties style:font-name="Bookman Old Style" style:font-name-asian="Bookman Old Style" style:font-name-complex="Bookman Old Style" style:font-family-generic="roman"/>
    </style:style>
    <style:style style:name="ce13" style:family="table-cell" style:parent-style-name="Default" style:data-style-name="N36"/>
    <style:style style:name="ce14" style:family="table-cell" style:parent-style-name="Default" style:data-style-name="N30">
      <style:table-cell-properties style:vertical-align="top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30">
      <style:table-cell-properties style:vertical-align="to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8" style:family="table-cell" style:parent-style-name="Default" style:data-style-name="N1">
      <style:table-cell-properties style:vertical-align="to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top"/>
    </style:style>
    <style:style style:name="ce20" style:family="table-cell" style:parent-style-name="Default" style:data-style-name="N1">
      <style:table-cell-properties style:vertical-align="top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2" style:family="table-cell" style:parent-style-name="Default" style:data-style-name="N30">
      <style:table-cell-properties style:vertical-align="top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top"/>
    </style:style>
    <style:style style:name="ce24" style:family="table-cell" style:parent-style-name="Default" style:data-style-name="N1">
      <style:table-cell-properties style:vertical-align="top" style:repeat-content="false"/>
      <style:paragraph-properties fo:text-align="center"/>
    </style:style>
    <style:style style:name="ce25" style:family="table-cell" style:parent-style-name="Default" style:data-style-name="N0">
      <style:text-properties fo:color="#FF0000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1">
      <style:table-cell-properties style:vertical-align="top" fo:background-color="#FFFF00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top" fo:background-color="#FFFF00" style:repeat-content="false"/>
      <style:paragraph-properties fo:text-align="start" fo:margin-left="0cm"/>
    </style:style>
    <style:style style:name="ce29" style:family="table-cell" style:parent-style-name="Default" style:data-style-name="N36">
      <style:table-cell-properties fo:background-color="#FFFF00"/>
    </style:style>
    <style:style style:name="ce30" style:family="table-cell" style:parent-style-name="Default" style:data-style-name="N0">
      <style:table-cell-properties style:vertical-align="top" fo:background-color="#FFFF00" style:repeat-content="false"/>
      <style:paragraph-properties fo:text-align="start" fo:margin-left="0cm"/>
    </style:style>
    <style:style style:name="ce31" style:family="table-cell" style:parent-style-name="Default" style:data-style-name="N19"/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4.33916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2.91041666666667cm" style:use-optimal-column-width="true"/>
    </style:style>
    <style:style style:name="co7" style:family="table-column">
      <style:table-column-properties fo:break-before="auto" style:column-width="5.66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7.99041666666667cm" style:use-optimal-column-width="true"/>
    </style:style>
    <style:style style:name="co11" style:family="table-column">
      <style:table-column-properties fo:break-before="auto" style:column-width="3.20145833333333cm" style:use-optimal-column-width="true"/>
    </style:style>
    <style:style style:name="co12" style:family="table-column">
      <style:table-column-properties fo:break-before="auto" style:column-width="12.4883333333333cm" style:use-optimal-column-width="true"/>
    </style:style>
    <style:style style:name="co13" style:family="table-column">
      <style:table-column-properties fo:break-before="auto" style:column-width="1.61395833333333cm" style:use-optimal-column-width="true"/>
    </style:style>
    <style:style style:name="co14" style:family="table-column">
      <style:table-column-properties fo:break-before="auto" style:column-width="15.9014583333333cm" style:use-optimal-column-width="true"/>
    </style:style>
    <style:style style:name="co15" style:family="table-column">
      <style:table-column-properties fo:break-before="auto" style:column-width="3.571875cm" style:use-optimal-column-width="true"/>
    </style:style>
    <style:style style:name="co16" style:family="table-column">
      <style:table-column-properties fo:break-before="auto" style:column-width="7.59354166666667cm" style:use-optimal-column-width="true"/>
    </style:style>
    <style:style style:name="co17" style:family="table-column">
      <style:table-column-properties fo:break-before="auto" style:column-width="3.095625cm" style:use-optimal-column-width="true"/>
    </style:style>
    <style:style style:name="co18" style:family="table-column">
      <style:table-column-properties fo:break-before="auto" style:column-width="2.936875cm" style:use-optimal-column-width="true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1.905cm" style:use-optimal-column-width="true"/>
    </style:style>
    <style:style style:name="co21" style:family="table-column">
      <style:table-column-properties fo:break-before="auto" style:column-width="1.93145833333333cm" style:use-optimal-column-width="true"/>
    </style:style>
    <style:style style:name="co22" style:family="table-column">
      <style:table-column-properties fo:break-before="auto" style:column-width="2.619375cm" style:use-optimal-column-width="true"/>
    </style:style>
    <style:style style:name="co23" style:family="table-column">
      <style:table-column-properties fo:break-before="auto" style:column-width="1.666875cm" style:use-optimal-column-width="true"/>
    </style:style>
    <style:style style:name="co24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f_pangka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pangkat</text:p>
          </table:table-cell>
          <table:table-cell office:value-type="string" table:style-name="ce1">
            <text:p>nama_pangkat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Juru Muda Tk.I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Pembin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Pembina Tk.I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Pembina Utama Madya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enat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Penata Muda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Penata Muda Tk.I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Penata Tk.I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Pengatur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Pengatur Muda Tk.I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Pengatur Tk.I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ref_golongan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golongan</text:p>
          </table:table-cell>
          <table:table-cell office:value-type="string" table:style-name="ce1">
            <text:p>nama_golong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I/b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II/b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II/c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II/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III/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III/b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III/c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III/d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IV/a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IV/b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IV/d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ref_jenis_jabatan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jenis_jabatan</text:p>
          </table:table-cell>
          <table:table-cell office:value-type="string" table:style-name="ce1">
            <text:p>nama_jenis_jabat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ruktural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ungsional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ungsional Umum/Staff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ref_jabatan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id_jabatan</text:p>
          </table:table-cell>
          <table:table-cell office:value-type="string" table:style-name="ce1">
            <text:p>id_jenis_jabatan</text:p>
          </table:table-cell>
          <table:table-cell office:value-type="string" table:style-name="ce1">
            <text:p>nama_jabatan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NSPEKTUR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EKRETARIS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NSPEKTUR PEMBANTU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KASUBAG ADMINISTRASI UMUM DAN KEUANGAN</text:p>
          </table:table-cell>
          <table:table-cell table:number-columns-repeated="1638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KASUBAG PERENCANAAN</text:p>
          </table:table-cell>
          <table:table-cell table:number-columns-repeated="1638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KASUBAG ANALISIS DAN EVALUASI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PELAKSANA</text:p>
          </table:table-cell>
          <table:table-cell table:number-columns-repeated="1638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PELAKSANA LANJUTAN</text:p>
          </table:table-cell>
          <table:table-cell table:number-columns-repeated="1638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PENYELIA</text:p>
          </table:table-cell>
          <table:table-cell table:number-columns-repeated="1638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PERTAMA</text:p>
          </table:table-cell>
          <table:table-cell table:number-columns-repeated="1638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MUDA</text:p>
          </table:table-cell>
          <table:table-cell table:number-columns-repeated="1638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MADYA</text:p>
          </table:table-cell>
          <table:table-cell table:number-columns-repeated="1638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UTAMA</text:p>
          </table:table-cell>
          <table:table-cell table:number-columns-repeated="1638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PENGAWAS PEMERINTAHAN PERTAMA</text:p>
          </table:table-cell>
          <table:table-cell table:number-columns-repeated="1638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PENGAWAS PEMERINTAHAN MUDA</text:p>
          </table:table-cell>
          <table:table-cell table:number-columns-repeated="1638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PENGAWAS PEMERINTAHAN MADYA</text:p>
          </table:table-cell>
          <table:table-cell table:number-columns-repeated="1638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PENGAWAS PEMERINTAHAN UTAMA</text:p>
          </table:table-cell>
          <table:table-cell table:number-columns-repeated="1638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KEPEGAWAIAN PERTAMA</text:p>
          </table:table-cell>
          <table:table-cell table:number-columns-repeated="1638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KEPEGAWAIAN MUDA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AUDITOR KEPEGAWAIAN MADYA</text:p>
          </table:table-cell>
          <table:table-cell table:number-columns-repeated="1638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string" table:style-name="ce6">
            <text:p>PELAKSANA IRBAN I, II, III DAN IV</text:p>
          </table:table-cell>
          <table:table-cell table:number-columns-repeated="1638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6">
            <text:p>PELAKSANA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ref_jenis_diklat" table:style-name="ta1">
        <table:table-column table:style-name="co11" table:default-cell-style-name="ce1"/>
        <table:table-column table:style-name="co1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jenis_diklat</text:p>
          </table:table-cell>
          <table:table-cell office:value-type="string" table:style-name="ce1">
            <text:p>nama_jenis_diklat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KLAT PEMBENTUKAN / PENJENJANGA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KLAT <text:s/>SUBSTANTIF / PENUNJANG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ENGEMBANGAN PROFESI (SEMINAR/WEBINAR/SOSIALISASI/BINTEK DLL)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ref_diklat" table:style-name="ta1"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id_diklat</text:p>
          </table:table-cell>
          <table:table-cell office:value-type="string" table:style-name="ce1">
            <text:p>id_jenis_diklat</text:p>
          </table:table-cell>
          <table:table-cell office:value-type="string" table:style-name="ce1">
            <text:p>nama_dikla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DIKLAT LAINNYA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DIKLATPIM II</text:p>
          </table:table-cell>
          <table:table-cell table:number-columns-repeated="1638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DIKLATPIM III / PELATIHAN KEPEMIMPINAN ADMINISTRATOR (PKA)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DIKLATPIM I V/ <text:s/>PELATIHAN <text:s/>KEPEMIMPINAN PENGAWAS (PKP)</text:p>
          </table:table-cell>
          <table:table-cell table:number-columns-repeated="1638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DIKLAT PRAJABATAN / LATSAR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0">
            <text:p>DIKLAT TINGKAT TRAMPIL</text:p>
          </table:table-cell>
          <table:table-cell table:number-columns-repeated="1638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DIKLAT PEMBENTUKAN AUDITOR PERTAMA</text:p>
          </table:table-cell>
          <table:table-cell table:number-columns-repeated="1638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DIKLAT PEMBENTUKAN AUDITOR MUDA</text:p>
          </table:table-cell>
          <table:table-cell table:number-columns-repeated="1638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DIKLAT PEMBENTUKAN AUDITOR MADYA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DIKLAT PEMBENTUKAN AUDITOR UTAMA</text:p>
          </table:table-cell>
          <table:table-cell table:number-columns-repeated="1638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DIKLAT PEMBENTUKAN PPUPD PERTAMA</text:p>
          </table:table-cell>
          <table:table-cell table:number-columns-repeated="1638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DIKLAT PEMBENTUKAN PPUPD MUDA</text:p>
          </table:table-cell>
          <table:table-cell table:number-columns-repeated="1638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DIKLAT PEMBENTUKAN PPUPD MADYA</text:p>
          </table:table-cell>
          <table:table-cell table:number-columns-repeated="1638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DIKLAT PEMBENTUKAN PPUPD UTAMA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SERTIFIKASI PENGADAAN BARANG DAN JASA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AUDIT PENGADAAN BARANG DAN JASA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AUDIT BERBASIS RESIKO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AUDIT KINERJA PEMERINTAH DAERAH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AUDIT BARANG MILIK DAERAH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REVIU LAPORAN KEUANGAN PEMERINTAH DAERAH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PENILAIAN MATURITAS SPIP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MANAJEMEN PENGAWASAN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MANAJEMEN BARANG MILIK DAERAH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PENYUSUNAN KERTAS KERJA AUDIT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PENILAIAN ANGKA KREDIT JFA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PERENCANAAN PENGAWASAN BERBASIS RESIKO (PPBR)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REVIU RPJMD (P2UPD)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REVIU LKPD (P2UPD)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EKPPD PEMDA (P2UPD)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KS, SEMINAR, WEBINAR, SOSIALISASI, BIMTEK, <text:s/>DLL (INPUT SENDIRI DGN SPT, SERTIFIKAT DLL)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user" table:style-name="ta1">
        <table:table-column table:style-name="co3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id_user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role</text:p>
          </table:table-cell>
          <table:table-cell office:value-type="string" table:style-name="ce1">
            <text:p>remember_token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">
            <text:p>Administrator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perator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">
            <text:p>Operator 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perator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">
            <text:p>Operator 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4">
            <text:p>196303241984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5">
            <text:p>Dr. H. Muhtarom, MM, Ak, CA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6">
            <text:p>19680713198903200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Dra. Nia Karmina Juliasih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8">
            <text:p>19690926199003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Dicky Hardian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8">
            <text:p>19690412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Khairudin, ST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8">
            <text:p>19730403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Endad Haryanto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8">
            <text:p>19660226199403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Drs. H. Kukuh Suharso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8">
            <text:p>19790424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Windu Iwan Nugraha, SH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8">
            <text:p>19740607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Husen Fadilah, SE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8">
            <text:p>197505052001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Sri Wahidatul Iip, S.Kom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8">
            <text:p>1963091119831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Drs. H. Bahrudin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0">
            <text:p>19650106199603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5">
            <text:p>Dewi Kuraesin, SE, M.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8">
            <text:p>19700815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Agustia Duha, ST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8">
            <text:p>19700525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Agus Haryanto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8">
            <text:p>19700703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Rohyati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8">
            <text:p>197307182002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R. Indr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8">
            <text:p>198312302005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Dinda Sundar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8">
            <text:p>19820402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Ira Rohmayanti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8">
            <text:p>197810282002122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Hj. Emut Mutiah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8">
            <text:p>197305122001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Mieke Kurniawa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8">
            <text:p>19760731200604201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Pipit Puspita Gandasari, S.I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8">
            <text:p>198303022002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Sandy Mahesa Jumhana, S.IP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8">
            <text:p>197403022001122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Ria Faria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8">
            <text:p>197307102007012010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Raden Roro Enggar Yulianti, S.Kom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8">
            <text:p>196903272001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Prisda Yusliana, SH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8">
            <text:p>197701072001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Feri Suyatno, S.KM, M.Ke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8">
            <text:p>197705062001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gus Aan Suhand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8">
            <text:p>198403052002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Nasrullah, SE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8">
            <text:p>197411182007012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Yiyis Asiyah, ST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8">
            <text:p>197305182001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Muhibbudin, S.I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8">
            <text:p>19821213201001100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Boy Roni Risnandi, SE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8">
            <text:p>19830225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Hj. Arlin Mega Yhuvita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8">
            <text:p>19820810200604202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Shauwama Kusuma Dewi, S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8">
            <text:p>197103212001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de Subhan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8">
            <text:p>197707032005011009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Dadan Darmawan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8">
            <text:p>19640602200701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Dede Wahyudin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8">
            <text:p>19760311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Litawa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8">
            <text:p>197803282010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Moon Marko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8">
            <text:p>19651007198603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hmad Yani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0">
            <text:p>19680209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5">
            <text:p>Drs. Slamet Haryono, M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8">
            <text:p>1969121620021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R. Sanny Maryudi, ST, M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8">
            <text:p>197406191999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Yanrizal Adh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8">
            <text:p>19780403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Taqi Udin Ahmad, S.Kom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8">
            <text:p>19750821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Sandika Jaya, ST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8">
            <text:p>19800724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Meda Yulianti, SE, M.Ak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8">
            <text:p>19730412200604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Muhamad Qusyairi, S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8">
            <text:p>19860918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Ida Jubaedah, SE, MM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8">
            <text:p>19670720199303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H. Rudy Suntoro, S.Kp, M.Ke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8">
            <text:p>1968081019980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Suhirman, S.Pd, M.Pd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8">
            <text:p>19820705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Aman Ma'ruf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8">
            <text:p>19820111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Rd. Adi Lesmana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8">
            <text:p>19810531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Lenni Irawa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8">
            <text:p>19790827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Rini Agustian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8">
            <text:p>19771022200604100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Ade Permanik, S.AP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8">
            <text:p>1965121819891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Ade Supriatna, S.IP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8">
            <text:p>19760621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Hasbi Asidiqi, S.Ko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8">
            <text:p>19740117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Hj. Ida Ruaid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8">
            <text:p>197803162002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Dwy Astuti Siswandari, S.Sos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1" table:style-name="ce26">
            <text:p>61</text:p>
          </table:table-cell>
          <table:table-cell office:value-type="string" table:style-name="ce27">
            <text:p>198202142008012006</text:p>
          </table:table-cell>
          <table:table-cell office:value-type="string" table:style-name="ce26">
            <text:p>$2y$10$wpAHcGIoMLRplJQmck9vKeg2X9NzftXIyrEccptC7V6EFg34zonN2</text:p>
          </table:table-cell>
          <table:table-cell office:value-type="string" table:style-name="ce28">
            <text:p>Vera Nur Hayati, S.Sos, M.Si</text:p>
          </table:table-cell>
          <table:table-cell office:value-type="float" office:value="3" table:style-name="ce26">
            <text:p>3</text:p>
          </table:table-cell>
          <table:table-cell table:style-name="ce26"/>
          <table:table-cell table:number-columns-repeated="2" table:style-name="ce29"/>
          <table:table-cell table:number-columns-repeated="16376" table:style-name="ce2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8">
            <text:p>19800101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Hj. Ratu Syafitri Muhaya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8">
            <text:p>19711214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Tb. Abdul Gani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8">
            <text:p>197109302002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Ahmad Yani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8">
            <text:p>19860910200604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Bahtiar Awang Zakarosa, SH, M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8">
            <text:p>197809242009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Prayuda Eko Saputra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8">
            <text:p>19871031201001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Sylvia Nurmawan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8">
            <text:p>198307162010011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Noviyanto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8">
            <text:p>197309052001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Yusup Fatahillah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8">
            <text:p>1984053120090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Erik Maulan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8">
            <text:p>1970031120011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Gahara, S.I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8">
            <text:p>19750723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Iman Atqiyyadi, S.AP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8">
            <text:p>19860402200604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khmad Rohman, SH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8">
            <text:p>197805102007011010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Deden Wirdiana, S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8">
            <text:p>1986010520090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Yodi Ero Qodriyat, SE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8">
            <text:p>19741019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Rini Oktorian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8">
            <text:p>197506152009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gussalim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8">
            <text:p>19730626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Elda Supriatn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8">
            <text:p>197212102002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Muhammad Sulchi, SP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8">
            <text:p>19730728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Hilmi Firdaus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8">
            <text:p>19770814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Yeyet Hulyati, S.Ag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8">
            <text:p>197608122002121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Irfan Kurniawan, ST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8">
            <text:p>1970013020050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Fato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8">
            <text:p>19751104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Mohamad Iqbal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8">
            <text:p>19760916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Euis Rachmawati, S.Sos, M.A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8">
            <text:p>198401082002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Rani Mahara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8">
            <text:p>197610102001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Herman Susilo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8">
            <text:p>198604052010012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Leli Purnama Lestar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8">
            <text:p>19820524201001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Rizk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8">
            <text:p>19791110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Zakia Novitasari, S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8">
            <text:p>19770514200901100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Novi Junaidi, S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8">
            <text:p>19800501201001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Mumu Muhajirin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8">
            <text:p>19780727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Ita Munawaroh, S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8">
            <text:p>197904172010011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chmad Haelan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8">
            <text:p>198002032001122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Feny Setiawati, S.Pd.Ing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8">
            <text:p>197406162010012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Tita Rosit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8">
            <text:p>197707102010012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Lia Yulian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8">
            <text:p>197504212006041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Rendra Prasetya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8">
            <text:p>1973120620011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Farid Wazd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8">
            <text:p>19881220201101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Neli Sukasar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8">
            <text:p>19730726200604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Nani Yulian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8">
            <text:p>19860324201001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Ido Rohmanullah, SE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8">
            <text:p>19870623201001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Nita Ratna Siti Aminah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8">
            <text:p>197507172009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chmad Muchlis, S.A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8">
            <text:p>198107052010012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Kotiah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8">
            <text:p>197110292002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Oktafredi, A.Md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8">
            <text:p>19721130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Yudi Ermanto, A.Md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8">
            <text:p>197109071996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Sunarto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8">
            <text:p>19670112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Suharmanta, SH, S.IP, M.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8">
            <text:p>19750924201001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Indra Suprianto, SH, M.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8">
            <text:p>197403102001122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Iha Roihah, S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8">
            <text:p>19780922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Yaneu Septiani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8">
            <text:p>19821121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Ika Mustika Dewi, ST., M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8">
            <text:p>197504232002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Akhmad Ya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8">
            <text:p>19800119200701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Dandi Maulandi Nurzein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8">
            <text:p>19850218201001201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Marissa Ghina Aquarit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8">
            <text:p>19890501201503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Welen Kurniawan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8">
            <text:p>19850220201503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Anggara Rukman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8">
            <text:p>19831017201001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Muhammad Revki Iboyma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8">
            <text:p>198709242011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Aulia Fathurahman, S.Sos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8">
            <text:p>198710082011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7">
            <text:p>Lingga Yudhistira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8">
            <text:p>197912212009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Yossant Afriadi, SK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8">
            <text:p>198109042002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Cecep Septiana<text:s/>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8">
            <text:p>198711022010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bdul Aziz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8">
            <text:p>19790615201001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chmad Fachrudin, A.Md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8">
            <text:p>198605172011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Syahrul Firdaus, SK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8">
            <text:p>19760227201410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de Hendarman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8">
            <text:p>19820502201409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Tb. Fahrul Suhandinata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8">
            <text:p>19840206201409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Nani Rahmawat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8">
            <text:p>19750114201410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Rusd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8">
            <text:p>19860708201410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risand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8">
            <text:p>199610252021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nanda Putra Anugrah Ramadhan, A.Md, 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8">
            <text:p>19970930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Anugrah Nurhasanah, A.Md.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8">
            <text:p>19980720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Rahmawati Nur Fauziyah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8">
            <text:p>199811202021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Dennis Hermawan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8">
            <text:p>19981226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Nadira Diasdiadara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8">
            <text:p>19990206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Shafira Shaliha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8">
            <text:p>19990327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Nailah Fauziyah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8">
            <text:p>19991125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9">
            <text:p>Nadhira Faiza Aulia, A.Md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13"/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table:number-columns-repeated="16383" table:style-name="ce1"/>
        </table:table-row>
        <table:table-row table:number-rows-repeated="1048435" table:style-name="ro1">
          <table:table-cell table:number-columns-repeated="16384"/>
        </table:table-row>
      </table:table>
      <table:table table:name="pegawai" table:style-name="ta2">
        <table:table-column table:style-name="co19" table:default-cell-style-name="ce1"/>
        <table:table-column table:style-name="co16" table:default-cell-style-name="ce1"/>
        <table:table-column table:style-name="co15" table:default-cell-style-name="ce1"/>
        <table:table-column table:style-name="co1" table:default-cell-style-name="ce1"/>
        <table:table-column table:style-name="co4" table:default-cell-style-name="ce1"/>
        <table:table-column table:style-name="co20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id_pegawai</text:p>
          </table:table-cell>
          <table:table-cell office:value-type="string" table:style-name="ce1">
            <text:p>nama_pegawai</text:p>
          </table:table-cell>
          <table:table-cell office:value-type="string" table:style-name="ce1">
            <text:p>nip</text:p>
          </table:table-cell>
          <table:table-cell office:value-type="string" table:style-name="ce1">
            <text:p>id_pangkat</text:p>
          </table:table-cell>
          <table:table-cell office:value-type="string" table:style-name="ce1">
            <text:p>id_golongan</text:p>
          </table:table-cell>
          <table:table-cell office:value-type="string" table:style-name="ce1">
            <text:p>id_jabatan</text:p>
          </table:table-cell>
          <table:table-cell office:value-type="string" table:style-name="ce1">
            <text:p>id_user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5">
            <text:p>Dr. H. Muhtarom, MM, Ak, CA</text:p>
          </table:table-cell>
          <table:table-cell office:value-type="string" table:style-name="ce14">
            <text:p>19630324198402100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1">
            <text:p>Dra. Nia Karmina Juliasih, M.Si</text:p>
          </table:table-cell>
          <table:table-cell office:value-type="string" table:style-name="ce22">
            <text:p>19680713198903200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3">
            <text:p>Dicky Hardiana, S.Sos, M.Si</text:p>
          </table:table-cell>
          <table:table-cell office:value-type="string" table:style-name="ce24">
            <text:p>19690926199003100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3">
            <text:p>Khairudin, ST, M.Si</text:p>
          </table:table-cell>
          <table:table-cell office:value-type="string" table:style-name="ce24">
            <text:p>19690412200112100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1">
            <text:p>Endad Haryanto, SE, M.Si</text:p>
          </table:table-cell>
          <table:table-cell office:value-type="string" table:style-name="ce24">
            <text:p>19730403200112100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1">
            <text:p>Drs. H. Kukuh Suharso, M.Si</text:p>
          </table:table-cell>
          <table:table-cell office:value-type="string" table:style-name="ce24">
            <text:p>19660226199403100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3">
            <text:p>Windu Iwan Nugraha, SH, MM</text:p>
          </table:table-cell>
          <table:table-cell office:value-type="string" table:style-name="ce24">
            <text:p>1979042420011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1">
            <text:p>Husen Fadilah, SE, M.Ak</text:p>
          </table:table-cell>
          <table:table-cell office:value-type="string" table:style-name="ce24">
            <text:p>19740607200112100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3">
            <text:p>Sri Wahidatul Iip, S.Kom, M.Si</text:p>
          </table:table-cell>
          <table:table-cell office:value-type="string" table:style-name="ce24">
            <text:p>197505052001122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1">
            <text:p>Drs. H. Bahrudin, M.Si</text:p>
          </table:table-cell>
          <table:table-cell office:value-type="string" table:style-name="ce24">
            <text:p>19630911198312100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5">
            <text:p>Dewi Kuraesin, SE, M. Ak</text:p>
          </table:table-cell>
          <table:table-cell office:value-type="string" table:style-name="ce20">
            <text:p>19650106199603200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1">
            <text:p>Agustia Duha, ST, M.Ak</text:p>
          </table:table-cell>
          <table:table-cell office:value-type="string" table:style-name="ce18">
            <text:p>19700815200112100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1">
            <text:p>Agus Haryanto, S.Sos, M.Si</text:p>
          </table:table-cell>
          <table:table-cell office:value-type="string" table:style-name="ce18">
            <text:p>19700525200112100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1">
            <text:p>Rohyati, SE, MM</text:p>
          </table:table-cell>
          <table:table-cell office:value-type="string" table:style-name="ce18">
            <text:p>19700703200112200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1">
            <text:p>R. Indra, SE</text:p>
          </table:table-cell>
          <table:table-cell office:value-type="string" table:style-name="ce18">
            <text:p>19730718200212100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3">
            <text:p>Dinda Sundara, S.Sos, M.Si</text:p>
          </table:table-cell>
          <table:table-cell office:value-type="string" table:style-name="ce18">
            <text:p>198312302005021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1">
            <text:p>Ira Rohmayanti, S.Sos</text:p>
          </table:table-cell>
          <table:table-cell office:value-type="string" table:style-name="ce18">
            <text:p>1982040220011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3">
            <text:p>Hj. Emut Mutiah, SE, M.Si</text:p>
          </table:table-cell>
          <table:table-cell office:value-type="string" table:style-name="ce24">
            <text:p>19781028200212200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3">
            <text:p>Mieke Kurniawati, SE</text:p>
          </table:table-cell>
          <table:table-cell office:value-type="string" table:style-name="ce24">
            <text:p>197305122001122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3">
            <text:p>Pipit Puspita Gandasari, S.IP</text:p>
          </table:table-cell>
          <table:table-cell office:value-type="string" table:style-name="ce24">
            <text:p>1976073120060420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3">
            <text:p>Sandy Mahesa Jumhana, S.IP, M.Si</text:p>
          </table:table-cell>
          <table:table-cell office:value-type="string" table:style-name="ce24">
            <text:p>19830302200212100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3">
            <text:p>Ria Fariani, SE, M.Si</text:p>
          </table:table-cell>
          <table:table-cell office:value-type="string" table:style-name="ce24">
            <text:p>19740302200112200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1">
            <text:p>Raden Roro Enggar Yulianti, S.Kom, MM</text:p>
          </table:table-cell>
          <table:table-cell office:value-type="string" table:style-name="ce18">
            <text:p>19730710200701201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3">
            <text:p>Prisda Yusliana, SH, M.Si</text:p>
          </table:table-cell>
          <table:table-cell office:value-type="string" table:style-name="ce24">
            <text:p>196903272001122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3">
            <text:p>Feri Suyatno, S.KM, M.Kes</text:p>
          </table:table-cell>
          <table:table-cell office:value-type="string" table:style-name="ce24">
            <text:p>19770107200112100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3">
            <text:p>Agus Aan Suhanda, SE</text:p>
          </table:table-cell>
          <table:table-cell office:value-type="string" table:style-name="ce24">
            <text:p>19770506200112100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9">
            <text:p>Nasrullah, SE, Ak</text:p>
          </table:table-cell>
          <table:table-cell office:value-type="string" table:style-name="ce18">
            <text:p>19840305200212100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3">
            <text:p>Yiyis Asiyah, ST, M.Si</text:p>
          </table:table-cell>
          <table:table-cell office:value-type="string" table:style-name="ce24">
            <text:p>19741118200701200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3">
            <text:p>Muhibbudin, S.IP</text:p>
          </table:table-cell>
          <table:table-cell office:value-type="string" table:style-name="ce24">
            <text:p>19730518200112100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9">
            <text:p>Boy Roni Risnandi, SE, Ak</text:p>
          </table:table-cell>
          <table:table-cell office:value-type="string" table:style-name="ce18">
            <text:p>19821213201001100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1">
            <text:p>Hj. Arlin Mega Yhuvita, SE, MM</text:p>
          </table:table-cell>
          <table:table-cell office:value-type="string" table:style-name="ce18">
            <text:p>198302252001122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1">
            <text:p>Shauwama Kusuma Dewi, SH</text:p>
          </table:table-cell>
          <table:table-cell office:value-type="string" table:style-name="ce18">
            <text:p>19820810200604202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3">
            <text:p>Ade Subhan, S.Sos</text:p>
          </table:table-cell>
          <table:table-cell office:value-type="string" table:style-name="ce18">
            <text:p>197103212001121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1">
            <text:p>Dadan Darmawan, SE</text:p>
          </table:table-cell>
          <table:table-cell office:value-type="string" table:style-name="ce18">
            <text:p>19770703200501100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3">
            <text:p>Dede Wahyudin, SE, MM</text:p>
          </table:table-cell>
          <table:table-cell office:value-type="string" table:style-name="ce18">
            <text:p>19640602200701100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3">
            <text:p>Litawati, SE</text:p>
          </table:table-cell>
          <table:table-cell office:value-type="string" table:style-name="ce18">
            <text:p>197603112009022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3">
            <text:p>Moon Marko, S.Sos</text:p>
          </table:table-cell>
          <table:table-cell office:value-type="string" table:style-name="ce18">
            <text:p>19780328201001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3">
            <text:p>Ahmad Yani, Ak</text:p>
          </table:table-cell>
          <table:table-cell office:value-type="string" table:style-name="ce18">
            <text:p>19651007198603100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5">
            <text:p>Drs. Slamet Haryono, MT</text:p>
          </table:table-cell>
          <table:table-cell office:value-type="string" table:style-name="ce20">
            <text:p>19680209200112100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1">
            <text:p>R. Sanny Maryudi, ST, MT</text:p>
          </table:table-cell>
          <table:table-cell office:value-type="string" table:style-name="ce18">
            <text:p>19691216200212100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1">
            <text:p>Yanrizal Adha, S.Sos, M.Si</text:p>
          </table:table-cell>
          <table:table-cell office:value-type="string" table:style-name="ce18">
            <text:p>19740619199901100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1">
            <text:p>Taqi Udin Ahmad, S.Kom, M.Ak</text:p>
          </table:table-cell>
          <table:table-cell office:value-type="string" table:style-name="ce18">
            <text:p>19780403200112100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1">
            <text:p>Sandika Jaya, ST, M.Ak</text:p>
          </table:table-cell>
          <table:table-cell office:value-type="string" table:style-name="ce18">
            <text:p>19750821200112100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1">
            <text:p>Meda Yulianti, SE, M.Ak, Ak</text:p>
          </table:table-cell>
          <table:table-cell office:value-type="string" table:style-name="ce18">
            <text:p>19800724200112200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3">
            <text:p>Muhamad Qusyairi, ST</text:p>
          </table:table-cell>
          <table:table-cell office:value-type="string" table:style-name="ce24">
            <text:p>19730412200604100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1">
            <text:p>Ida Jubaedah, SE, MM, Ak</text:p>
          </table:table-cell>
          <table:table-cell office:value-type="string" table:style-name="ce18">
            <text:p>19860918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9">
            <text:p>H. Rudy Suntoro, S.Kp, M.Kes</text:p>
          </table:table-cell>
          <table:table-cell office:value-type="string" table:style-name="ce18">
            <text:p>19670720199303100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9">
            <text:p>Suhirman, S.Pd, M.Pd</text:p>
          </table:table-cell>
          <table:table-cell office:value-type="string" table:style-name="ce18">
            <text:p>19680810199802100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1">
            <text:p>Aman Ma'ruf, S.Sos</text:p>
          </table:table-cell>
          <table:table-cell office:value-type="string" table:style-name="ce18">
            <text:p>1982070520011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1">
            <text:p>Rd. Adi Lesmana, S.Sos</text:p>
          </table:table-cell>
          <table:table-cell office:value-type="string" table:style-name="ce18">
            <text:p>1982011120011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1">
            <text:p>Lenni Irawani, SE, M.Si</text:p>
          </table:table-cell>
          <table:table-cell office:value-type="string" table:style-name="ce18">
            <text:p>19810531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1">
            <text:p>Rini Agustiana, S.Sos, M.Si</text:p>
          </table:table-cell>
          <table:table-cell office:value-type="string" table:style-name="ce18">
            <text:p>1979082720011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1">
            <text:p>Ade Permanik, S.AP, MM</text:p>
          </table:table-cell>
          <table:table-cell office:value-type="string" table:style-name="ce18">
            <text:p>19771022200604100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1">
            <text:p>Ade Supriatna, S.IP, M.Si</text:p>
          </table:table-cell>
          <table:table-cell office:value-type="string" table:style-name="ce24">
            <text:p>196512181989111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1">
            <text:p>Hasbi Asidiqi, S.Kom</text:p>
          </table:table-cell>
          <table:table-cell office:value-type="string" table:style-name="ce18">
            <text:p>19760621200112100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1">
            <text:p>Hj. Ida Ruaida, S.Sos, M.Si</text:p>
          </table:table-cell>
          <table:table-cell office:value-type="string" table:style-name="ce18">
            <text:p>197401172001122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3">
            <text:p>Dwy Astuti Siswandari, S.Sos, MM</text:p>
          </table:table-cell>
          <table:table-cell office:value-type="string" table:style-name="ce24">
            <text:p>197803162002122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float" office:value="58" table:style-name="ce26">
            <text:p>58</text:p>
          </table:table-cell>
          <table:table-cell office:value-type="string" table:style-name="ce30">
            <text:p>Vera Nur Hayati, S.Sos, M.Si</text:p>
          </table:table-cell>
          <table:table-cell office:value-type="string" table:style-name="ce27">
            <text:p>198202142008012006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6">
            <text:p>13</text:p>
          </table:table-cell>
          <table:table-cell office:value-type="float" office:value="61" table:style-name="ce26">
            <text:p>61</text:p>
          </table:table-cell>
          <table:table-cell table:number-columns-repeated="16377" table:style-name="ce2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1">
            <text:p>Hj. Ratu Syafitri Muhayati, SE</text:p>
          </table:table-cell>
          <table:table-cell office:value-type="string" table:style-name="ce18">
            <text:p>19800101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2" table:style-name="ce1">
            <text:p>62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1">
            <text:p>Tb. Abdul Gani, SE, MM</text:p>
          </table:table-cell>
          <table:table-cell office:value-type="string" table:style-name="ce18">
            <text:p>197112142001121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1">
            <text:p>Ahmad Yani, S.Sos, M.Si</text:p>
          </table:table-cell>
          <table:table-cell office:value-type="string" table:style-name="ce18">
            <text:p>19710930200212100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3">
            <text:p>Bahtiar Awang Zakarosa, SH, MH</text:p>
          </table:table-cell>
          <table:table-cell office:value-type="string" table:style-name="ce18">
            <text:p>19860910200604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1">
            <text:p>Prayuda Eko Saputra, SE, M.Si</text:p>
          </table:table-cell>
          <table:table-cell office:value-type="string" table:style-name="ce18">
            <text:p>197809242009021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1">
            <text:p>Sylvia Nurmawanti, SE</text:p>
          </table:table-cell>
          <table:table-cell office:value-type="string" table:style-name="ce18">
            <text:p>198710312010012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1">
            <text:p>Noviyanto, SE</text:p>
          </table:table-cell>
          <table:table-cell office:value-type="string" table:style-name="ce18">
            <text:p>19830716201001100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3">
            <text:p>Yusup Fatahillah, S.Sos</text:p>
          </table:table-cell>
          <table:table-cell office:value-type="string" table:style-name="ce18">
            <text:p>19730905200112100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3">
            <text:p>Erik Maulana, S.Sos, M.Si</text:p>
          </table:table-cell>
          <table:table-cell office:value-type="string" table:style-name="ce18">
            <text:p>1984053120090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9">
            <text:p>Gahara, S.IP</text:p>
          </table:table-cell>
          <table:table-cell office:value-type="string" table:style-name="ce18">
            <text:p>197003112001121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3">
            <text:p>Iman Atqiyyadi, S.AP, M.Si</text:p>
          </table:table-cell>
          <table:table-cell office:value-type="string" table:style-name="ce24">
            <text:p>1975072320011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3">
            <text:p>Akhmad Rohman, SH, M.Ak</text:p>
          </table:table-cell>
          <table:table-cell office:value-type="string" table:style-name="ce18">
            <text:p>19860402200604100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3">
            <text:p>Deden Wirdiana, SH</text:p>
          </table:table-cell>
          <table:table-cell office:value-type="string" table:style-name="ce18">
            <text:p>19780510200701101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3">
            <text:p>Yodi Ero Qodriyat, SE, M.Ak</text:p>
          </table:table-cell>
          <table:table-cell office:value-type="string" table:style-name="ce18">
            <text:p>1986010520090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3">
            <text:p>Rini Oktoriani, SE</text:p>
          </table:table-cell>
          <table:table-cell office:value-type="string" table:style-name="ce18">
            <text:p>197410192009022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9">
            <text:p>Agussalim, SE</text:p>
          </table:table-cell>
          <table:table-cell office:value-type="string" table:style-name="ce18">
            <text:p>197506152009021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3">
            <text:p>Elda Supriatna, S.Sos, M.Si</text:p>
          </table:table-cell>
          <table:table-cell office:value-type="string" table:style-name="ce24">
            <text:p>1973062620011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8" table:style-name="ce1">
            <text:p>78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3">
            <text:p>Muhammad Sulchi, SP, M.Si</text:p>
          </table:table-cell>
          <table:table-cell office:value-type="string" table:style-name="ce18">
            <text:p>1972121020021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3">
            <text:p>Hilmi Firdaus, S.Sos</text:p>
          </table:table-cell>
          <table:table-cell office:value-type="string" table:style-name="ce18">
            <text:p>1973072820011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3">
            <text:p>Yeyet Hulyati, S.Ag</text:p>
          </table:table-cell>
          <table:table-cell office:value-type="string" table:style-name="ce18">
            <text:p>197708142001122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1" table:style-name="ce1">
            <text:p>8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3">
            <text:p>Irfan Kurniawan, ST, MM</text:p>
          </table:table-cell>
          <table:table-cell office:value-type="string" table:style-name="ce24">
            <text:p>19760812200212100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2" table:style-name="ce1">
            <text:p>8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3">
            <text:p>Fatoni, SE, M.Si</text:p>
          </table:table-cell>
          <table:table-cell office:value-type="string" table:style-name="ce24">
            <text:p>1970013020050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3">
            <text:p>Mohamad Iqbal, S.Sos</text:p>
          </table:table-cell>
          <table:table-cell office:value-type="string" table:style-name="ce24">
            <text:p>19751104200112100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4" table:style-name="ce1">
            <text:p>84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3">
            <text:p>Euis Rachmawati, S.Sos, M.A.</text:p>
          </table:table-cell>
          <table:table-cell office:value-type="string" table:style-name="ce24">
            <text:p>197609162001122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3">
            <text:p>Rani Maharani, SE, M.Si</text:p>
          </table:table-cell>
          <table:table-cell office:value-type="string" table:style-name="ce24">
            <text:p>198401082002122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3">
            <text:p>Herman Susilo, S.Sos</text:p>
          </table:table-cell>
          <table:table-cell office:value-type="string" table:style-name="ce18">
            <text:p>19761010200112100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3">
            <text:p>Leli Purnama Lestari, SE, M.Si</text:p>
          </table:table-cell>
          <table:table-cell office:value-type="string" table:style-name="ce18">
            <text:p>198604052010012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1">
            <text:p>Rizki, SE</text:p>
          </table:table-cell>
          <table:table-cell office:value-type="string" table:style-name="ce18">
            <text:p>198205242010011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3">
            <text:p>Zakia Novitasari, SH</text:p>
          </table:table-cell>
          <table:table-cell office:value-type="string" table:style-name="ce24">
            <text:p>197911102001122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3">
            <text:p>Novi Junaidi, SP</text:p>
          </table:table-cell>
          <table:table-cell office:value-type="string" table:style-name="ce24">
            <text:p>19770514200901100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1" table:style-name="ce1">
            <text:p>9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1">
            <text:p>Mumu Muhajirin, SE</text:p>
          </table:table-cell>
          <table:table-cell office:value-type="string" table:style-name="ce18">
            <text:p>198005012010011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3">
            <text:p>Ita Munawaroh, SH</text:p>
          </table:table-cell>
          <table:table-cell office:value-type="string" table:style-name="ce24">
            <text:p>197807272001122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3">
            <text:p>Achmad Haelani, SE</text:p>
          </table:table-cell>
          <table:table-cell office:value-type="string" table:style-name="ce24">
            <text:p>19790417201001100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3">
            <text:p>Feny Setiawati, S.Pd.Ing, M.Si</text:p>
          </table:table-cell>
          <table:table-cell office:value-type="string" table:style-name="ce24">
            <text:p>198002032001122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1">
            <text:p>Tita Rosita, SE</text:p>
          </table:table-cell>
          <table:table-cell office:value-type="string" table:style-name="ce18">
            <text:p>19740616201001200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1">
            <text:p>Lia Yulianti, SE</text:p>
          </table:table-cell>
          <table:table-cell office:value-type="string" table:style-name="ce18">
            <text:p>19770710201001200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7" table:style-name="ce1">
            <text:p>97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3">
            <text:p>Rendra Prasetya, SE, MM</text:p>
          </table:table-cell>
          <table:table-cell office:value-type="string" table:style-name="ce24">
            <text:p>19750421200604100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3">
            <text:p>Farid Wazdi, SE</text:p>
          </table:table-cell>
          <table:table-cell office:value-type="string" table:style-name="ce24">
            <text:p>19731206200112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3">
            <text:p>Neli Sukasari, SE</text:p>
          </table:table-cell>
          <table:table-cell office:value-type="string" table:style-name="ce18">
            <text:p>198812202011012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9">
            <text:p>Nani Yuliani, SE</text:p>
          </table:table-cell>
          <table:table-cell office:value-type="string" table:style-name="ce18">
            <text:p>197307262006042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1" table:style-name="ce1">
            <text:p>10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3">
            <text:p>Ido Rohmanullah, SE, M.Ak</text:p>
          </table:table-cell>
          <table:table-cell office:value-type="string" table:style-name="ce18">
            <text:p>198603242010011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2" table:style-name="ce1">
            <text:p>102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3">
            <text:p>Nita Ratna Siti Aminah, SE</text:p>
          </table:table-cell>
          <table:table-cell office:value-type="string" table:style-name="ce18">
            <text:p>19870623201001200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03" table:style-name="ce1">
            <text:p>103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3">
            <text:p>Achmad Muchlis, S.AP</text:p>
          </table:table-cell>
          <table:table-cell office:value-type="string" table:style-name="ce18">
            <text:p>19750717200902100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3">
            <text:p>Kotiah, SE</text:p>
          </table:table-cell>
          <table:table-cell office:value-type="string" table:style-name="ce18">
            <text:p>1981070520100120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1">
            <text:p>Oktafredi, A.Md</text:p>
          </table:table-cell>
          <table:table-cell office:value-type="string" table:style-name="ce18">
            <text:p>19711029200212100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6" table:style-name="ce1">
            <text:p>106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3">
            <text:p>Yudi Ermanto, A.Md</text:p>
          </table:table-cell>
          <table:table-cell office:value-type="string" table:style-name="ce18">
            <text:p>19721130200112100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07" table:style-name="ce1">
            <text:p>107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3">
            <text:p>Sunarto, S.Sos</text:p>
          </table:table-cell>
          <table:table-cell office:value-type="string" table:style-name="ce18">
            <text:p>197109071996011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3">
            <text:p>Suharmanta, SH, S.IP, M.H</text:p>
          </table:table-cell>
          <table:table-cell office:value-type="string" table:style-name="ce18">
            <text:p>196701122001121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3">
            <text:p>Indra Suprianto, SH, M.H</text:p>
          </table:table-cell>
          <table:table-cell office:value-type="string" table:style-name="ce18">
            <text:p>19750924201001100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25">
            <text:p>18</text:p>
          </table:table-cell>
          <table:table-cell office:value-type="float" office:value="110" table:style-name="ce1">
            <text:p>110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3">
            <text:p>Iha Roihah, ST</text:p>
          </table:table-cell>
          <table:table-cell office:value-type="string" table:style-name="ce18">
            <text:p>19740310200112200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11" table:style-name="ce1">
            <text:p>111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1">
            <text:p>Yaneu Septiani, SE, MM</text:p>
          </table:table-cell>
          <table:table-cell office:value-type="string" table:style-name="ce18">
            <text:p>19780922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12" table:style-name="ce1">
            <text:p>112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1">
            <text:p>Ika Mustika Dewi, ST., MT</text:p>
          </table:table-cell>
          <table:table-cell office:value-type="string" table:style-name="ce18">
            <text:p>19821121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13" table:style-name="ce1">
            <text:p>113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1">
            <text:p>Akhmad Yani, SE, M.Si</text:p>
          </table:table-cell>
          <table:table-cell office:value-type="string" table:style-name="ce18">
            <text:p>19750423200212100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14" table:style-name="ce1">
            <text:p>114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1">
            <text:p>Dandi Maulandi Nurzein, SE</text:p>
          </table:table-cell>
          <table:table-cell office:value-type="string" table:style-name="ce18">
            <text:p>19800119200701100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1">
            <text:p>Marissa Ghina Aquarita, SE</text:p>
          </table:table-cell>
          <table:table-cell office:value-type="string" table:style-name="ce18">
            <text:p>19850218201001201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16" table:style-name="ce1">
            <text:p>116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1">
            <text:p>Welen Kurniawan, SE, MM</text:p>
          </table:table-cell>
          <table:table-cell office:value-type="string" table:style-name="ce18">
            <text:p>19890501201503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17" table:style-name="ce1">
            <text:p>117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1">
            <text:p>Anggara Rukmana, SE</text:p>
          </table:table-cell>
          <table:table-cell office:value-type="string" table:style-name="ce18">
            <text:p>19850220201503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1">
            <text:p>Muhammad Revki Iboyma, S.Sos</text:p>
          </table:table-cell>
          <table:table-cell office:value-type="string" table:style-name="ce18">
            <text:p>198310172010011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19" table:style-name="ce1">
            <text:p>119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1">
            <text:p>Aulia Fathurahman, S.Sos, MM</text:p>
          </table:table-cell>
          <table:table-cell office:value-type="string" table:style-name="ce18">
            <text:p>19870924201101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1">
            <text:p>Lingga Yudhistira, S.Sos</text:p>
          </table:table-cell>
          <table:table-cell office:value-type="string" table:style-name="ce18">
            <text:p>19871008201101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21" table:style-name="ce1">
            <text:p>121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3">
            <text:p>Yossant Afriadi, SKM</text:p>
          </table:table-cell>
          <table:table-cell office:value-type="string" table:style-name="ce18">
            <text:p>19791221200902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22" table:style-name="ce1">
            <text:p>122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3">
            <text:p>Cecep Septiana<text:s/></text:p>
          </table:table-cell>
          <table:table-cell office:value-type="string" table:style-name="ce18">
            <text:p>19810904200212100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3" table:style-name="ce1">
            <text:p>123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3">
            <text:p>Abdul Aziz, SE</text:p>
          </table:table-cell>
          <table:table-cell office:value-type="string" table:style-name="ce18">
            <text:p>19871102201001100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4" table:style-name="ce1">
            <text:p>124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3">
            <text:p>Achmad Fachrudin, A.Md</text:p>
          </table:table-cell>
          <table:table-cell office:value-type="string" table:style-name="ce18">
            <text:p>19790615201001100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3">
            <text:p>Syahrul Firdaus, SKM</text:p>
          </table:table-cell>
          <table:table-cell office:value-type="string" table:style-name="ce18">
            <text:p>19860517201101100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6" table:style-name="ce1">
            <text:p>126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3">
            <text:p>Ade Hendarman</text:p>
          </table:table-cell>
          <table:table-cell office:value-type="string" table:style-name="ce18">
            <text:p>19760227201410100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7" table:style-name="ce1">
            <text:p>127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3">
            <text:p>Tb. Fahrul Suhandinata</text:p>
          </table:table-cell>
          <table:table-cell office:value-type="string" table:style-name="ce18">
            <text:p>19820502201409100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3">
            <text:p>Nani Rahmawati</text:p>
          </table:table-cell>
          <table:table-cell office:value-type="string" table:style-name="ce18">
            <text:p>19840206201409200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9" table:style-name="ce1">
            <text:p>129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3">
            <text:p>Rusdi</text:p>
          </table:table-cell>
          <table:table-cell office:value-type="string" table:style-name="ce18">
            <text:p>197501142014101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30" table:style-name="ce1">
            <text:p>130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3">
            <text:p>Arisandi</text:p>
          </table:table-cell>
          <table:table-cell office:value-type="string" table:style-name="ce18">
            <text:p>198607082014101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31" table:style-name="ce1">
            <text:p>131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3">
            <text:p>Ananda Putra Anugrah Ramadhan, A.Md, Ak.</text:p>
          </table:table-cell>
          <table:table-cell office:value-type="string" table:style-name="ce18">
            <text:p>199610252021021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2" table:style-name="ce1">
            <text:p>132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3">
            <text:p>Anugrah Nurhasanah, A.Md. Ak</text:p>
          </table:table-cell>
          <table:table-cell office:value-type="string" table:style-name="ce18">
            <text:p>19970930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3" table:style-name="ce1">
            <text:p>133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3">
            <text:p>Rahmawati Nur Fauziyah, A.Md.Ak.</text:p>
          </table:table-cell>
          <table:table-cell office:value-type="string" table:style-name="ce18">
            <text:p>19980720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4" table:style-name="ce1">
            <text:p>134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3">
            <text:p>Dennis Hermawan, A.Md.Ak.</text:p>
          </table:table-cell>
          <table:table-cell office:value-type="string" table:style-name="ce18">
            <text:p>199811202021021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5" table:style-name="ce1">
            <text:p>135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3">
            <text:p>Nadira Diasdiadara, A.Md.Ak.</text:p>
          </table:table-cell>
          <table:table-cell office:value-type="string" table:style-name="ce18">
            <text:p>19981226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6" table:style-name="ce1">
            <text:p>136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3">
            <text:p>Shafira Shaliha, A.Md.Ak.</text:p>
          </table:table-cell>
          <table:table-cell office:value-type="string" table:style-name="ce18">
            <text:p>19990206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3">
            <text:p>Nailah Fauziyah, A.Md.Ak.</text:p>
          </table:table-cell>
          <table:table-cell office:value-type="string" table:style-name="ce18">
            <text:p>19990327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8" table:style-name="ce1">
            <text:p>138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3">
            <text:p>Nadhira Faiza Aulia, A.Md.Ak</text:p>
          </table:table-cell>
          <table:table-cell office:value-type="string" table:style-name="ce18">
            <text:p>19991125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9" table:style-name="ce1">
            <text:p>139</text:p>
          </table:table-cell>
          <table:table-cell table:number-columns-repeated="16377"/>
        </table:table-row>
        <table:table-row table:number-rows-repeated="1048439" table:style-name="ro1">
          <table:table-cell table:number-columns-repeated="16384"/>
        </table:table-row>
      </table:table>
      <table:table table:name="peserta" table:style-name="ta3"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3" table:default-cell-style-name="ce1"/>
        <table:table-column table:style-name="co3" table:default-cell-style-name="ce1"/>
        <table:table-column table:style-name="co1" table:default-cell-style-name="ce1"/>
        <table:table-column table:style-name="co21" table:default-cell-style-name="ce1"/>
        <table:table-column table:style-name="co3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19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id_peserta</text:p>
          </table:table-cell>
          <table:table-cell office:value-type="string" table:style-name="ce1">
            <text:p>id_pegawai</text:p>
          </table:table-cell>
          <table:table-cell office:value-type="string" table:style-name="ce1">
            <text:p>id_jenis_diklat</text:p>
          </table:table-cell>
          <table:table-cell office:value-type="string" table:style-name="ce1">
            <text:p>id_diklat</text:p>
          </table:table-cell>
          <table:table-cell office:value-type="string" table:style-name="ce1">
            <text:p>tahun</text:p>
          </table:table-cell>
          <table:table-cell office:value-type="string" table:style-name="ce1">
            <text:p>tgl_mulai</text:p>
          </table:table-cell>
          <table:table-cell office:value-type="string" table:style-name="ce1">
            <text:p>tgl_selesai</text:p>
          </table:table-cell>
          <table:table-cell office:value-type="string" table:style-name="ce1">
            <text:p>tempat</text:p>
          </table:table-cell>
          <table:table-cell office:value-type="string" table:style-name="ce1">
            <text:p>id_status</text:p>
          </table:table-cell>
          <table:table-cell office:value-type="string" table:style-name="ce1">
            <text:p>keterangan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2021" table:style-name="ce1">
            <text:p>2021</text:p>
          </table:table-cell>
          <table:table-cell office:value-type="date" office:date-value="2021-05-05T00:00:00" table:style-name="ce31">
            <text:p>05/05/2021</text:p>
          </table:table-cell>
          <table:table-cell table:number-columns-repeated="16378" table:style-name="ce1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ref_pangkat.A2:ref_pangkat.B12" table:contains-header="false">
          <table:sort>
            <table:sort-by table:field-number="1"/>
          </table:sort>
        </table:database-range>
        <table:database-range table:target-range-address="ref_golongan.A2:ref_golongan.B12" table:contains-header="false">
          <table:sort>
            <table:sort-by table:field-number="1"/>
          </table:sort>
        </table:database-range>
        <table:database-range table:target-range-address="ref_diklat.A7:ref_diklat.C3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_32_2" style:display-name="Comma 2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mdede</meta:initial-creator>
    <dc:creator>mdede</dc:creator>
    <meta:creation-date>2022-06-11T10:58:03Z</meta:creation-date>
    <dc:date>2022-07-06T22:42:55Z</dc:date>
  </office:meta>
</office:document-meta>
</file>